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family="paragraph">
      <style:paragraph-properties fo:text-align="center"/>
    </style:style>
    <style:style style:name="P12" style:parent-style-name="Normal" style:list-style-name="LFO2" style:family="paragraph"/>
    <style:style style:name="P13" style:parent-style-name="Normal" style:list-style-name="LFO2" style:family="paragraph"/>
    <style:style style:name="P14" style:parent-style-name="Normal" style:family="paragraph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TableColumn19" style:family="table-column">
      <style:table-column-properties style:column-width="0.6486in"/>
    </style:style>
    <style:style style:name="TableColumn20" style:family="table-column">
      <style:table-column-properties style:column-width="0.9076in"/>
    </style:style>
    <style:style style:name="Table18" style:family="table">
      <style:table-properties style:width="1.5562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TableCell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9" style:family="table-row">
      <style:table-row-properties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olumn36" style:family="table-column">
      <style:table-column-properties style:column-width="0.6486in"/>
    </style:style>
    <style:style style:name="TableColumn37" style:family="table-column">
      <style:table-column-properties style:column-width="0.5333in"/>
    </style:style>
    <style:style style:name="Table35" style:family="table">
      <style:table-properties style:width="1.1819in" fo:margin-left="0in" table:align="left"/>
    </style:style>
    <style:style style:name="TableRow38" style:family="table-row">
      <style:table-row-properties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" style:family="table-row">
      <style:table-row-properties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9" style:family="table-row">
      <style:table-row-properties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TableColumn57" style:family="table-column">
      <style:table-column-properties style:column-width="0.6972in"/>
    </style:style>
    <style:style style:name="TableColumn58" style:family="table-column">
      <style:table-column-properties style:column-width="1.9937in"/>
    </style:style>
    <style:style style:name="Table56" style:family="table">
      <style:table-properties style:width="2.6909in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<text:span text:style-name="T2"><text:s/></text:span><text:span text:style-name="T3"><text:s/>PROJECT REPORT</text:span></text:p>
      <text:p text:style-name="P4">Market Competition and Monopoly Formation using Numerical Methods</text:p>
      <text:p text:style-name="P5">1. Introduction</text:p>
      <text:p text:style-name="Normal">This project studies how companies compete in a closed market and how one company can eventually become dominant.<text:line-break/>Using mathematical modeling and numerical methods, we simulate how market shares change over time.</text:p>
      <text:p text:style-name="P6">2. Problem Description</text:p>
      <text:p text:style-name="Normal">Three companies operate in the same market.<text:line-break/>Each company tries to increase its market share, but competition from other companies reduces its growth.</text:p>
      <text:p text:style-name="Normal">The goal is to understand how competition can lead to monopoly.</text:p>
      <text:p text:style-name="P7">3. Mathematical Model</text:p>
      <text:p text:style-name="Normal">Let:</text:p>
      <text:list text:style-name="LFO1" text:continue-numbering="true">
        <text:list-item>
          <text:p text:style-name="P8"><draw:frame draw:style-name="a0" text:anchor-type="as-char" svg:x="0in" svg:y="0in" svg:width="0.34167in" svg:height="0.18333in" style:rel-width="scale" style:rel-height="scale"><draw:object xlink:href="Object 1/" xlink:type="simple" xlink:show="embed" xlink:actuate="onLoad"/></draw:frame>be the market share of Company A</text:p>
        </text:list-item>
        <text:list-item>
          <text:p text:style-name="P9"><draw:frame draw:style-name="a1" text:anchor-type="as-char" svg:x="0in" svg:y="0in" svg:width="0.34167in" svg:height="0.18333in" style:rel-width="scale" style:rel-height="scale"><draw:object xlink:href="Object 2/" xlink:type="simple" xlink:show="embed" xlink:actuate="onLoad"/></draw:frame>be the market share of Company B</text:p>
        </text:list-item>
        <text:list-item>
          <text:p text:style-name="P10"><draw:frame draw:style-name="a2" text:anchor-type="as-char" svg:x="0in" svg:y="0in" svg:width="0.34167in" svg:height="0.18333in" style:rel-width="scale" style:rel-height="scale"><draw:object xlink:href="Object 3/" xlink:type="simple" xlink:show="embed" xlink:actuate="onLoad"/></draw:frame>be the market share of Company C</text:p>
        </text:list-item>
      </text:list>
      <text:p text:style-name="Normal">The evolution of the market shares is given by:</text:p>
      <text:p text:style-name="P11"><draw:frame draw:style-name="a3" text:anchor-type="as-char" svg:x="0in" svg:y="0in" svg:width="1.725in" svg:height="0.41667in" style:rel-width="scale" style:rel-height="scale"><draw:object xlink:href="Object 4/" xlink:type="simple" xlink:show="embed" xlink:actuate="onLoad"/></draw:frame><text:line-break/></text:p>
      <text:p text:style-name="Normal">Where:</text:p>
      <text:list text:style-name="LFO2" text:continue-numbering="true">
        <text:list-item>
          <text:p text:style-name="P12"><draw:frame draw:style-name="a4" text:anchor-type="as-char" svg:x="0in" svg:y="0in" svg:width="0.13333in" svg:height="0.18333in" style:rel-width="scale" style:rel-height="scale"><draw:object xlink:href="Object 5/" xlink:type="simple" xlink:show="embed" xlink:actuate="onLoad"/></draw:frame>represents the strength of company i</text:p>
        </text:list-item>
        <text:list-item>
          <text:p text:style-name="P13"><draw:frame draw:style-name="a5" text:anchor-type="as-char" svg:x="0in" svg:y="0in" svg:width="0.175in" svg:height="0.2in" style:rel-width="scale" style:rel-height="scale"><draw:object xlink:href="Object 6/" xlink:type="simple" xlink:show="embed" xlink:actuate="onLoad"/></draw:frame>represents competition from company j</text:p>
        </text:list-item>
      </text:list>
      <text:p text:style-name="P14">4. Numerical Method</text:p>
      <text:p text:style-name="Normal">The system of differential equations is solved using the<text:s/><text:span text:style-name="T15">Euler method</text:span>.</text:p>
      <text:p text:style-name="P16"><draw:frame draw:style-name="a6" text:anchor-type="as-char" svg:x="0in" svg:y="0in" svg:width="1.84167in" svg:height="0.18333in" style:rel-width="scale" style:rel-height="scale"><draw:object xlink:href="Object 7/" xlink:type="simple" xlink:show="embed" xlink:actuate="onLoad"/></draw:frame></text:p>
      <text:p text:style-name="Normal">This allows us to approximate the solution step by step.</text:p>
      <text:p text:style-name="P17">5. Simulation Setup</text:p>
      <text:p text:style-name="Normal">Initial market shares:</text:p>
      <table:table table:style-name="Table18">
        <table:table-columns>
          <table:table-column table:style-name="TableColumn19"/>
          <table:table-column table:style-name="TableColumn20"/>
        </table:table-columns>
        <table:table-header-rows>
          <table:table-row table:style-name="TableRow21">
            <table:table-cell table:style-name="TableCell22">
              <text:p text:style-name="P23">Company</text:p>
            </table:table-cell>
            <table:table-cell table:style-name="TableCell24">
              <text:p text:style-name="P25">Market Share</text:p>
            </table:table-cell>
          </table:table-row>
        </table:table-header-rows>
        <table:table-row table:style-name="TableRow26">
          <table:table-cell table:style-name="TableCell27">
            <text:p text:style-name="Normal">A</text:p>
          </table:table-cell>
          <table:table-cell table:style-name="TableCell28">
            <text:p text:style-name="Normal">0.33</text:p>
          </table:table-cell>
        </table:table-row>
        <table:table-row table:style-name="TableRow29">
          <table:table-cell table:style-name="TableCell30">
            <text:p text:style-name="Normal">B</text:p>
          </table:table-cell>
          <table:table-cell table:style-name="TableCell31">
            <text:p text:style-name="Normal">0.33</text:p>
          </table:table-cell>
        </table:table-row>
        <text:soft-page-break/>
        <table:table-row table:style-name="TableRow32">
          <table:table-cell table:style-name="TableCell33">
            <text:p text:style-name="Normal">C</text:p>
          </table:table-cell>
          <table:table-cell table:style-name="TableCell34">
            <text:p text:style-name="Normal">0.34</text:p>
          </table:table-cell>
        </table:table-row>
      </table:table>
      <text:p text:style-name="Normal">Growth rates:</text:p>
      <table:table table:style-name="Table35">
        <table:table-columns>
          <table:table-column table:style-name="TableColumn36"/>
          <table:table-column table:style-name="TableColumn37"/>
        </table:table-columns>
        <table:table-header-rows>
          <table:table-row table:style-name="TableRow38">
            <table:table-cell table:style-name="TableCell39">
              <text:p text:style-name="P40">Company</text:p>
            </table:table-cell>
            <table:table-cell table:style-name="TableCell41">
              <text:p text:style-name="P42">Growth</text:p>
            </table:table-cell>
          </table:table-row>
        </table:table-header-rows>
        <table:table-row table:style-name="TableRow43">
          <table:table-cell table:style-name="TableCell44">
            <text:p text:style-name="Normal">A</text:p>
          </table:table-cell>
          <table:table-cell table:style-name="TableCell45">
            <text:p text:style-name="Normal">1.2</text:p>
          </table:table-cell>
        </table:table-row>
        <table:table-row table:style-name="TableRow46">
          <table:table-cell table:style-name="TableCell47">
            <text:p text:style-name="Normal">B</text:p>
          </table:table-cell>
          <table:table-cell table:style-name="TableCell48">
            <text:p text:style-name="Normal">1.0</text:p>
          </table:table-cell>
        </table:table-row>
        <table:table-row table:style-name="TableRow49">
          <table:table-cell table:style-name="TableCell50">
            <text:p text:style-name="Normal">C</text:p>
          </table:table-cell>
          <table:table-cell table:style-name="TableCell51">
            <text:p text:style-name="Normal">0.8</text:p>
          </table:table-cell>
        </table:table-row>
      </table:table>
      <text:p text:style-name="Normal">Company A has the highest growth, so it becomes dominant.</text:p>
      <text:p text:style-name="P52">6. Results</text:p>
      <text:p text:style-name="Normal">The simulation shows that Company A gradually increases its market share while Companies B and C lose customers.</text:p>
      <text:p text:style-name="Normal">Eventually, Company A becomes a monopoly.</text:p>
      <text:p text:style-name="Normal">The process is visualized in the file:<text:line-break/><text:span text:style-name="T53">market_simulation.gif</text:span></text:p>
      <text:p text:style-name="P54">7. Conclusion</text:p>
      <text:p text:style-name="Normal">This project demonstrates how numerical methods can be used to simulate real economic systems.</text:p>
      <text:p text:style-name="Normal">Competition naturally leads to dominance when one company is stronger.</text:p>
      <text:p text:style-name="P55">8. Team Contribution</text:p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Normal">CETINKAYA BUKRE <text:s text:c="10"/>OZLEM</text:p>
          </table:table-cell>
          <table:table-cell table:style-name="TableCell61">
            <text:p text:style-name="Normal">Mathematical model, equations</text:p>
          </table:table-cell>
        </table:table-row>
        <table:table-row table:style-name="TableRow62">
          <table:table-cell table:style-name="TableCell63">
            <text:p text:style-name="Normal">OZTURK CEMAL EFE</text:p>
          </table:table-cell>
          <table:table-cell table:style-name="TableCell64">
            <text:p text:style-name="Normal">Coding, visualization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ukre Ozlem F. CETINKAYA</meta:initial-creator>
    <dc:creator>Bukre Ozlem F. CETINKAYA</dc:creator>
    <meta:creation-date>2026-01-15T20:22:00Z</meta:creation-date>
    <dc:date>2026-01-18T21:30:00Z</dc:date>
    <meta:template xlink:href="Normal.dotm" xlink:type="simple"/>
    <meta:editing-cycles>7</meta:editing-cycles>
    <meta:editing-duration>PT480S</meta:editing-duration>
    <meta:document-statistic meta:page-count="2" meta:paragraph-count="67" meta:word-count="276" meta:character-count="1752" meta:row-count="67" meta:non-whitespace-character-count="1543"/>
  </office:meta>
</office:document-meta>
</file>

<file path=Object 1/content.xml><?xml version="1.0" encoding="utf-8"?>
<math xmlns="http://www.w3.org/1998/Math/MathML">
  <msub>
    <mrow>
      <mi>x</mi>
    </mrow>
    <mrow>
      <mn>1</mn>
    </mrow>
  </msub>
  <mo>(</mo>
  <mi>t</mi>
  <mo>)</mo>
</math>
</file>

<file path=Object 2/content.xml><?xml version="1.0" encoding="utf-8"?>
<math xmlns="http://www.w3.org/1998/Math/MathML">
  <msub>
    <mrow>
      <mi>x</mi>
    </mrow>
    <mrow>
      <mn>2</mn>
    </mrow>
  </msub>
  <mo>(</mo>
  <mi>t</mi>
  <mo>)</mo>
</math>
</file>

<file path=Object 3/content.xml><?xml version="1.0" encoding="utf-8"?>
<math xmlns="http://www.w3.org/1998/Math/MathML">
  <msub>
    <mrow>
      <mi>x</mi>
    </mrow>
    <mrow>
      <mn>3</mn>
    </mrow>
  </msub>
  <mo>(</mo>
  <mi>t</mi>
  <mo>)</mo>
</math>
</file>

<file path=Object 4/content.xml><?xml version="1.0" encoding="utf-8"?>
<math xmlns="http://www.w3.org/1998/Math/MathML">
  <mfrac>
    <mrow>
      <mi>d</mi>
      <msub>
        <mrow>
          <mi>x</mi>
        </mrow>
        <mrow>
          <mi>i</mi>
        </mrow>
      </msub>
    </mrow>
    <mrow>
      <mi>d</mi>
      <mi>t</mi>
    </mrow>
  </mfrac>
  <mo>=</mo>
  <msub>
    <mrow>
      <mi>x</mi>
    </mrow>
    <mrow>
      <mi>i</mi>
    </mrow>
  </msub>
  <mrow>
    <mo>(</mo>
    <mrow>
      <msub>
        <mrow>
          <mi>a</mi>
        </mrow>
        <mrow>
          <mi>i</mi>
        </mrow>
      </msub>
    </mrow>
    <mo>|</mo>
    <mrow>
      <mrow>
        <munderover>
          <mo stretchy="true">∑</mo>
          <mrow>
            <mi>j</mi>
            <mo>=</mo>
            <mn>1</mn>
          </mrow>
          <mrow>
            <mn>3</mn>
          </mrow>
        </munderover>
        <mrow>
          <msub>
            <mrow>
              <mi>b</mi>
            </mrow>
            <mrow>
              <mi>i</mi>
              <mi>j</mi>
            </mrow>
          </msub>
        </mrow>
      </mrow>
      <msub>
        <mrow>
          <mi>x</mi>
        </mrow>
        <mrow>
          <mi>j</mi>
        </mrow>
      </msub>
    </mrow>
    <mo>)</mo>
  </mrow>
</math>
</file>

<file path=Object 5/content.xml><?xml version="1.0" encoding="utf-8"?>
<math xmlns="http://www.w3.org/1998/Math/MathML">
  <msub>
    <mrow>
      <mi>a</mi>
    </mrow>
    <mrow>
      <mi>i</mi>
    </mrow>
  </msub>
</math>
</file>

<file path=Object 6/content.xml><?xml version="1.0" encoding="utf-8"?>
<math xmlns="http://www.w3.org/1998/Math/MathML">
  <msub>
    <mrow>
      <mi>b</mi>
    </mrow>
    <mrow>
      <mi>i</mi>
      <mi>j</mi>
    </mrow>
  </msub>
</math>
</file>

<file path=Object 7/content.xml><?xml version="1.0" encoding="utf-8"?>
<math xmlns="http://www.w3.org/1998/Math/MathML">
  <mi>x</mi>
  <mo>(</mo>
  <mi>t</mi>
  <mo>+</mo>
  <mi mathvariant="normal">Δ</mi>
  <mi>t</mi>
  <mo>)</mo>
  <mo>=</mo>
  <mi>x</mi>
  <mo>(</mo>
  <mi>t</mi>
  <mo>)</mo>
  <mo>+</mo>
  <mi mathvariant="normal">Δ</mi>
  <mi>t</mi>
  <mo>⋅</mo>
  <mi>f</mi>
  <mo>(</mo>
  <mi>x</mi>
  <mo>)</mo>
</math>
</file>